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alaxy Tool Dependency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utorial based on my experience with Galaxy Tool Dependenc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endencies (for this presentatio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tutorial assumes you have</text:p>
              </text:list-item>
              <text:list-item>
                <text:p>Local Galaxy code and server</text:p>
                <text:list>
                  <text:list-item>
                    <text:p>https://github.com/Christian-B/galaxy_tutorial/blob/master/galaxy_setup.odp </text:p>
                  </text:list-item>
                  <text:list-item>
                    <text:p>Suggested: Master branch</text:p>
                  </text:list-item>
                </text:list>
              </text:list-item>
              <text:list-item>
                <text:p>Planemo</text:p>
              </text:list-item>
              <text:list-item>
                <text:p>An account on a tool shed</text:p>
                <text:list>
                  <text:list-item>
                    <text:p>https://github.com/Christian-B/galaxy_tutorial/blob/master/toolsheds.odp</text:p>
                  </text:list-item>
                </text:list>
              </text:list-item>
              <text:list-item>
                <text:p>Ability to write/understand a galaxy tool xml file</text:p>
                <text:list>
                  <text:list-item>
                    <text:p>See: <text:s/>https://github.com/Christian-B/galaxy_tutorial/blob/master/tool_xml.odp</text:p>
                  </text:list-item>
                </text:list>
              </text:list-item>
              <text:list-item>
                <text:p>Optional: Dock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gdu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gDust allows users to specify the expected architecture of a read and converts it into a hidden Markov model. The latter can assign sequences to a particular barcode (or index) even in the presence of sequencing errors. Sequences not matching the architecture (primer dimers, contaminants etc.) are automatically discarded</text:p>
              </text:list-item>
              <text:list-item>
                <text:p><text:s/><text:a xlink:href="http://sourceforge.net/projects/tagdust" xlink:type="simple">http://sourceforge.net/projects/tagdus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rmal way to run tagd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tagdust</text:p>
                <text:list>
                  <text:list-item>
                    <text:p>https://sourceforge.net/projects/tagdust/files/latest/download</text:p>
                  </text:list-item>
                </text:list>
              </text:list-item>
              <text:list-item>
                <text:p>Install it</text:p>
                <text:list>
                  <text:list-item>
                    <text:p>tar -zxcf tagdust-X.XX.tar.gz </text:p>
                  </text:list-item>
                  <text:list-item>
                    <text:p>cd tagdust</text:p>
                  </text:list-item>
                  <text:list-item>
                    <text:p>./configure </text:p>
                  </text:list-item>
                  <text:list-item>
                    <text:p>make</text:p>
                  </text:list-item>
                  <text:list-item>
                    <text:p>make check</text:p>
                  </text:list-item>
                  <text:list-item>
                    <text:p>make install</text:p>
                  </text:list-item>
                </text:list>
              </text:list-item>
              <text:list-item>
                <text:p>Run it</text:p>
                <text:list>
                  <text:list-item>
                    <text:p>tagdust <text:s/>-o output -1 F:NNNNNNNN -2 S:TATAGGG -3 R:N /path/to/inputfile.fastq</text:p>
                  </text:list-item>
                  <text:list-item>
                    <text:p>Outputs: output.fq and output_un.fq fi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dependencies with 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tional. <text:s/>Write a small Docker file which test the install in a clean environment</text:p>
              </text:list-item>
              <text:list-item>
                <text:p>Advantage:</text:p>
                <text:list>
                  <text:list-item>
                    <text:p>Good way to check the exact requirements and steps</text:p>
                    <text:list>
                      <text:list-item>
                        <text:p>Guarantees that you have included all dependencies</text:p>
                      </text:list-item>
                    </text:list>
                  </text:list-item>
                  <text:list-item>
                    <text:p>Documents the installation process</text:p>
                  </text:list-item>
                  <text:list-item>
                    <text:p>Easy to repeatedly test various install variations</text:p>
                  </text:list-item>
                  <text:list-item>
                    <text:p>Assures repeatability and transferability outside of Galaxy as well. <text:s/></text:p>
                  </text:list-item>
                </text:list>
              </text:list-item>
              <text:list-item>
                <text:p>Disadvantage: An extra thing to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micking Galaxy Install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laxy installs in a temp directory and then moves required built code</text:p>
                <text:list>
                  <text:list-item>
                    <text:p>If possible make the tool but not install it</text:p>
                  </text:list-item>
                  <text:list-item>
                    <text:p>Move the directories you want to keep</text:p>
                  </text:list-item>
                  <text:list-item>
                    <text:p>Delete everything else from the tool</text:p>
                  </text:list-item>
                </text:list>
              </text:list-item>
              <text:list-item>
                <text:p>Galaxy uses environment variables to point to the moved directories</text:p>
                <text:list>
                  <text:list-item>
                    <text:p>Create/ Modify Environment variables </text:p>
                    <text:list>
                      <text:list-item>
                        <text:p>Especially $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gdust 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hub.docker.com/r/brenninc/tagdust/~/dockerfile/" xlink:type="simple">https://hub.docker.com/r/brenninc/tagdust/~/dockerfile/</text:a></text:p>
              </text:list-item>
              <text:list-item>
                <text:p>Start with the operating system you want to test</text:p>
              </text:list-item>
              <text:list-item>
                <text:p>Even things like curl, g++, and make have to be added in Docker</text:p>
                <text:list>
                  <text:list-item>
                    <text:p>These are all requirements for installing Tools in Galaxy</text:p>
                  </text:list-item>
                </text:list>
              </text:list-item>
              <text:list-item>
                <text:p><text:span text:style-name="T1">Download</text:span> code, decompress it and remove tar</text:p>
              </text:list-item>
              <text:list-item>
                <text:p><text:span text:style-name="T1">Build</text:span>/Make the code</text:p>
              </text:list-item>
              <text:list-item>
                <text:p><text:span text:style-name="T1">Move</text:span> the binary bin/src folder </text:p>
              </text:list-item>
              <text:list-item>
                <text:p>Remove everything else about the tool</text:p>
              </text:list-item>
              <text:list-item>
                <text:p><text:span text:style-name="T1">Set</text:span> $PATH and any other required Environment Variabl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es on running Tagd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gdust depends on the file extension to determine file type</text:p>
                <text:list>
                  <text:list-item>
                    <text:p>Galaxy files all have .dat extensions</text:p>
                  </text:list-item>
                  <text:list-item>
                    <text:p>So input file must be copied with correct extension</text:p>
                  </text:list-item>
                </text:list>
              </text:list-item>
              <text:list-item>
                <text:p>Tagdust outputs multiple files based on a prefix passed as -o parameter &lt;p&gt;</text:p>
                <text:list>
                  <text:list-item>
                    <text:p>&lt;p&gt;.fq</text:p>
                  </text:list-item>
                  <text:list-item>
                    <text:p>&lt;p&gt; un.fq</text:p>
                  </text:list-item>
                  <text:list-item>
                    <text:p>&lt;p&gt; logfile.txt</text:p>
                  </text:list-item>
                  <text:list-item>
                    <text:p>Use from_work_dir to capture these</text:p>
                  </text:list-item>
                </text:list>
              </text:list-item>
              <text:list-item>
                <text:p>Tagdust must be provided with the architecture</text:p>
                <text:list>
                  <text:list-item>
                    <text:p>-1 F:NNNNNNNN -2 S:TATAGGG -3 R: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gdust 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github.com/Christian-B/galaxy_tutorial/tree/master/tagdust</text:p>
              </text:list-item>
              <text:list-item>
                <text:p>&lt;command&gt;</text:p>
                <text:list>
                  <text:list-header>
                    <text:p>cp $fastq_input_file input.fastq &amp;&amp; </text:p>
                    <text:p>tagdust -o output -1 F:NNNNNNNN -2 S:TATAGGG -3 R:N input.fastq</text:p>
                  </text:list-header>
                </text:list>
              </text:list-item>
              <text:list-item>
                <text:p>&lt;input&gt;</text:p>
                <text:list>
                  <text:list-header>
                    <text:p>$fastq_input_file</text:p>
                  </text:list-header>
                </text:list>
              </text:list-item>
              <text:list-item>
                <text:p>&lt;output&gt;</text:p>
                <text:list>
                  <text:list-item>
                    <text:p>Discover </text:p>
                    <text:list>
                      <text:list-item>
                        <text:p>output.fq</text:p>
                      </text:list-item>
                      <text:list-item>
                        <text:p>output_un.fq</text:p>
                      </text:list-item>
                      <text:list-item>
                        <text:p>output_logfile.txt</text:p>
                      </text:list-item>
                    </text:list>
                  </text:list-item>
                </text:list>
              </text:list-item>
              <text:list-item>
                <text:p>&lt;test&gt;</text:p>
                <text:list>
                  <text:list-item>
                    <text:p>Tagdust results change a bit between runs so check size is reason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in Galax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fore you can use tagdust (or any dependency) Galaxy has to be able to find it.</text:p>
              </text:list-item>
              <text:list-item>
                <text:p>Options include In order of preference</text:p>
              </text:list-item>
            </text:list>
            <text:list text:style-name="L3">
              <text:list-item>
                <text:list>
                  <text:list-item>
                    <text:p>Use an existing dependency package</text:p>
                  </text:list-item>
                  <text:list-item>
                    <text:p>Write a custom dependency package</text:p>
                  </text:list-item>
                  <text:list-item>
                    <text:p>Load code in tool</text:p>
                  </text:list-item>
                  <text:list-item>
                    <text:p>Manually add to galaxy</text:p>
                  </text:list-item>
                  <text:list-item>
                    <text:p>Install executive together with tool</text:p>
                  </text:list-item>
                  <text:list-item>
                    <text:p>Hard code path in tool</text:p>
                  </text:list-item>
                  <text:list-item>
                    <text:p>Install code globally on server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7) Install code globally on server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easiest and worst way is to have the tool depend on code in your global path.</text:p>
              </text:list-item>
              <text:list-item>
                <text:p>Advantage: No need to worry about dependency</text:p>
              </text:list-item>
              <text:list-item>
                <text:p>Disadvantages:</text:p>
                <text:list>
                  <text:list-item>
                    <text:p>Not transferable to another galaxy server</text:p>
                  </text:list-item>
                  <text:list-item>
                    <text:p>Breaks repeatability/ providence / documentation</text:p>
                    <text:list>
                      <text:list-item>
                        <text:p>Difficult to know which code is run </text:p>
                      </text:list-item>
                      <text:list-item>
                        <text:p>Code could change if updated</text:p>
                      </text:list-item>
                    </text:list>
                  </text:list-item>
                </text:list>
              </text:list-item>
              <text:list-item>
                <text:p>https://github.com/Christian-B/galaxy_tutorial/blob/master/tagdust/tagdust_basic_global.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6) Hard code path in tool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If the tool is already installed the full path to the tool could be provided</text:p>
              </text:list-item>
              <text:list-item>
                <text:p>Advantages: </text:p>
                <text:list>
                  <text:list-item>
                    <text:p>No need to worry about dependency</text:p>
                  </text:list-item>
                  <text:list-item>
                    <text:p>Clear exactly what is being run</text:p>
                  </text:list-item>
                  <text:list-item>
                    <text:p>Exact same build in and outside of Galaxy</text:p>
                  </text:list-item>
                </text:list>
              </text:list-item>
              <text:list-item>
                <text:p>Disadvantage:</text:p>
                <text:list>
                  <text:list-item>
                    <text:p>Not transferable to another galaxy server</text:p>
                  </text:list-item>
                  <text:list-item>
                    <text:p>Or having to manually edit tool after installing</text:p>
                  </text:list-item>
                </text:list>
              </text:list-item>
              <text:list-item>
                <text:p>https://github.com/Christian-B/galaxy_tutorial/blob/master/tagdust/tagdust_basic_using_path.xm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) Load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Galaxy admins especially using HPC cluster may choose to load the code</text:p>
                <text:list>
                  <text:list-item>
                    <text:p>Module load tagdust_2_31</text:p>
                  </text:list-item>
                </text:list>
              </text:list-item>
              <text:list-item>
                <text:p>Advantage</text:p>
                <text:list>
                  <text:list-item>
                    <text:p>No need to worry about dependency</text:p>
                  </text:list-item>
                  <text:list-item>
                    <text:p>Using cluster approved version of code</text:p>
                  </text:list-item>
                </text:list>
              </text:list-item>
              <text:list-item>
                <text:p>Disadvantage:</text:p>
                <text:list>
                  <text:list-item>
                    <text:p>Not transferable to another galaxy server</text:p>
                  </text:list-item>
                  <text:list-item>
                    <text:p>Or having to manually edit a tool after installing</text:p>
                  </text:list-item>
                </text:list>
              </text:list-item>
              <text:list-item>
                <text:p>(Possible example) https://github.com/Christian-B/galaxy_tutorial/blob/master/tagdust/tagdust_basic_module_load.xml</text:p>
              </text:list-item>
              <text:list-item>
                <text:p>Manchester notes:</text:p>
                <text:list>
                  <text:list-item>
                    <text:p>I believe Peter uses this approach on some tools</text:p>
                  </text:list-item>
                  <text:list-item>
                    <text:p>I am not aware of Tagdust being loadable on Hydr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4) Manually add to galaxy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wiki.galaxyproject.org/Admin/Config/ToolDependencies </text:p>
              </text:list-item>
              <text:list-item>
                <text:p>Place code in bin as discussed above</text:p>
              </text:list-item>
              <text:list-item>
                <text:p>Add: (a requirement declaration) <text:s text:c="2"/></text:p>
                <text:p>&lt;requirements&gt;</text:p>
                <text:p><text:s text:c="2"/>&lt;requirement type="package" version="2.31"&gt;tagdust&lt;/requirement&gt;</text:p>
                <text:p>&lt;/requirements&gt;</text:p>
              </text:list-item>
              <text:list-item>
                <text:p>Planemo needs to be told where to find dependencies &lt;tool_dependency_dir&gt; using parameter --tool_dependency_dir=&lt;tool_dependency_dir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ually add to Galaxy co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github.com/Christian-B/galaxy_tutorial/blob/master/tagdust/tagdust_basic.xml </text:p>
              </text:list-item>
              <text:list-item>
                <text:p>Advantages:</text:p>
                <text:list>
                  <text:list-item>
                    <text:p>Same tool xml as full shed install</text:p>
                  </text:list-item>
                  <text:list-item>
                    <text:p>Testable without using toolshed</text:p>
                  </text:list-item>
                  <text:list-item>
                    <text:p>Does not need unlinked_tool_shed_packages resolver code I added</text:p>
                  </text:list-item>
                </text:list>
              </text:list-item>
              <text:list-item>
                <text:p>Disadvantages:</text:p>
                <text:list>
                  <text:list-item>
                    <text:p>Not transferable to another galaxy</text:p>
                  </text:list-item>
                  <text:list-item>
                    <text:p>Does not test toolshed install pack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1)Use an existing dependency packag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dependencies already exists.</text:p>
              </text:list-item>
              <text:list-item>
                <text:p>As long as they are on the same toolshed any dependency from any owner can be used</text:p>
              </text:list-item>
              <text:list-item>
                <text:p>Advantages:</text:p>
                <text:list>
                  <text:list-item>
                    <text:p>Someone else has done the work for you</text:p>
                  </text:list-item>
                  <text:list-item>
                    <text:p>Clearly shows you are using the same code as other tools</text:p>
                  </text:list-item>
                  <text:list-item>
                    <text:p>Easier to pick up big fixes</text:p>
                  </text:list-item>
                </text:list>
              </text:list-item>
              <text:list-item>
                <text:p>Disadvantages:</text:p>
                <text:list>
                  <text:list-item>
                    <text:p>Packages don't always install with your setup</text:p>
                  </text:list-item>
                  <text:list-item>
                    <text:p>Packages may install a lot more than you ne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ring to package in dependency</text:p>
          </draw:text-box>
        </draw:frame>
        <draw:frame presentation:style-name="pr4" draw:layer="layout" svg:width="25.199cm" svg:height="12.179cm" svg:x="1.4cm" svg:y="5cm" presentation:class="outline" presentation:user-transformed="true">
          <draw:text-box>
            <text:list text:style-name="L2">
              <text:list-item>
                <text:p>Tell the tool where to find the dependency</text:p>
                <text:list>
                  <text:list-item>
                    <text:p>Add a “tool_depedency.xml” file to the tools repository/directory</text:p>
                    <text:p>&lt;tool_dependency&gt;</text:p>
                    <text:p><text:s text:c="2"/>&lt;package name="tagdust" version="2.31"&gt;</text:p>
                    <text:p><text:s text:c="5"/>&lt;repository name="package_tagdust_2_31" owner="brenninc" prior_installation_required="True" /&gt;</text:p>
                    <text:p><text:s text:c="2"/>&lt;/package&gt;</text:p>
                    <text:p>&lt;/tool_dependency&gt;</text:p>
                  </text:list-item>
                  <text:list-item>
                    <text:p>owner does not need to be the same as the tool</text:p>
                  </text:list-item>
                  <text:list-item>
                    <text:p>changeset_revision: toolshed will automatically add the latest version if omitted</text:p>
                  </text:list-item>
                  <text:list-item>
                    <text:p>toolshed: <text:s/>MUST match the toolshed URI so let the toolshed add it</text:p>
                  </text:list-item>
                </text:list>
              </text:list-item>
              <text:list-item>
                <text:p>https://github.com/Christian-B/galaxy_tutorial/blob/master/tagdust/tool_dependencies.x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in Galax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 the package using the galaxy admin </text:p>
              </text:list-item>
              <text:list-item>
                <text:p>Plameno needs extra parameters</text:p>
                <text:list>
                  <text:list-header>
                    <text:p>--tool_dependency_dir=&lt;tool_dependency_dir&gt;</text:p>
                    <text:p>--dependency_resolvers_config_file= &lt;galaxy_home&gt;/config/dependency_resolvers_config.xml</text:p>
                    <text:list>
                      <text:list-item>
                        <text:p>Note: this file must include the line</text:p>
                        <text:p>&lt;unlinked_tool_shed_packages preferred_owners="brenninc,manual,iuc,devteam"/&gt;</text:p>
                      </text:list-item>
                    </text:list>
                  </text:list-header>
                </text:list>
              </text:list-item>
              <text:list-item>
                <text:p>In Galaxy</text:p>
                <text:list>
                  <text:list-item>
                    <text:p>Install tool from a tool shed using galaxy admin</text:p>
                  </text:list-item>
                  <text:list-item>
                    <text:p>Install tool manual</text:p>
                    <text:list>
                      <text:list-item>
                        <text:p>Include tool_depedency.xml file as above</text:p>
                      </text:list-item>
                      <text:list-item>
                        <text:p>Add the correct changeset_revision and toolshed uri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2) Write a custom dependency packag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5.814cm" presentation:class="outline" presentation:user-transformed="true">
          <draw:text-box>
            <text:list text:style-name="L2">
              <text:list-item>
                <text:p>Write package tool_dependncy.xml file which installs the tool</text:p>
              </text:list-item>
              <text:list-item>
                <text:p>Create a package repositories on a toolshed.</text:p>
              </text:list-item>
              <text:list-item>
                <text:p>Upload package tool_dependncy.xml file to toolshed</text:p>
              </text:list-item>
              <text:list-item>
                <text:p>Then exactly the same as using someone else's too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package dependency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2">
              <text:list-item>
                <text:p>https://wiki.galaxyproject.org/ToolDependenciesTagSets </text:p>
              </text:list-item>
              <text:list-item>
                <text:p>Separate Repository in toolshed</text:p>
                <text:list>
                  <text:list-item>
                    <text:p>Contains a single tool_dependency.xml file</text:p>
                  </text:list-item>
                </text:list>
              </text:list-item>
              <text:list-item>
                <text:p>Set Environment to install (If required)</text:p>
              </text:list-item>
              <text:list-item>
                <text:p><text:span text:style-name="T2">Where to</text:span><text:span text:style-name="T1"> Download</text:span> code from</text:p>
              </text:list-item>
              <text:list-item>
                <text:p><text:span text:style-name="T2">How to</text:span><text:span text:style-name="T1"> Build</text:span>/Make the code</text:p>
              </text:list-item>
              <text:list-item>
                <text:p><text:span text:style-name="T2">Which folders to</text:span><text:span text:style-name="T1"> Move</text:span> <text:s/></text:p>
              </text:list-item>
              <text:list-item>
                <text:p><text:span text:style-name="T1">Set </text:span><text:span text:style-name="T2">the environment variables 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e Tagd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github.com/Christian-B/galaxy_tutorial/blob/master/package_tagdust/tool_dependencies.xml</text:p>
                <text:p>&lt;tool_dependency&gt;</text:p>
                <text:p>&lt;package name="tagdust" version="2.31"&gt;</text:p>
                <text:list>
                  <text:list-item>
                    <text:p>name should be the name the code/tool calls itself</text:p>
                  </text:list-item>
                  <text:list-item>
                    <text:p>version should be the code/tool's version</text:p>
                  </text:list-item>
                </text:list>
                <text:p>&lt;install version="1.0"&gt;</text:p>
                <text:list>
                  <text:list-item text:start-value="1">
                    <text:p>Required and never seen a different version number</text:p>
                  </text:list-item>
                  <text:list-item>
                    <text:p>My guess is would allow Galaxy to change install process in the future yet still guarantee reverse compatability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e Tagdust &lt;actions&gt;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action type="<text:span text:style-name="T1">download</text:span>_by_url"&gt;</text:p>
                <text:list>
                  <text:list-item>
                    <text:p>Use a url that is guaranteed to remain unchanged</text:p>
                    <text:list>
                      <text:list-item>
                        <text:p>Ideally one you control</text:p>
                      </text:list-item>
                    </text:list>
                  </text:list-item>
                </text:list>
              </text:list-header>
              <text:list-item>
                <text:p>&lt;action type="shell_command"&gt;</text:p>
                <text:list>
                  <text:list-item>
                    <text:p>Steps to <text:span text:style-name="T1">Build </text:span><text:span text:style-name="T2">the</text:span><text:span text:style-name="T1"> </text:span>code</text:p>
                  </text:list-item>
                </text:list>
              </text:list-item>
              <text:list-item>
                <text:p><text:s/>&lt;action type="<text:span text:style-name="T1">move</text:span>_directory_files"&gt;</text:p>
                <text:list>
                  <text:list-item>
                    <text:p>Required binaries ext must be moved as Galaxy runs install everything in a temporary directory</text:p>
                  </text:list-item>
                </text:list>
              </text:list-item>
              <text:list-item>
                <text:p><text:s/>&lt;action type="<text:span text:style-name="T1">set</text:span>_environment"&gt;</text:p>
                <text:list>
                  <text:list-item>
                    <text:p>variables will be defined in the tools runtime environmen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action type="set_environment_for_install"&gt;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default install process does NOT have access to previously installed code</text:p>
              </text:list-item>
              <text:list-item>
                <text:p>Reference to other tool <text:s text:c="3"/></text:p>
                <text:list>
                  <text:list-header>
                    <text:p>&lt;package name="numpy" version="1.9"&gt;</text:p>
                    <text:p><text:s text:c="4"/>&lt;repository name="package_numpy_1_9" owner="iuc" prior_installation_required="True" /&gt;</text:p>
                    <text:p>&lt;/package&gt;</text:p>
                  </text:list-header>
                </text:list>
              </text:list-item>
              <text:list-item>
                <text:p>Provide the installer access to the other tool</text:p>
                <text:list>
                  <text:list-header>
                    <text:p>&lt;action type="set_environment_for_install"&gt;</text:p>
                    <text:p><text:s text:c="4"/>&lt;repository name="package_numpy_1_9" owner="iuc" &gt;</text:p>
                    <text:p><text:s text:c="8"/>&lt;package name="numpy" version="1.9" /&gt;</text:p>
                    <text:p><text:s text:c="4"/>&lt;/repository&gt;</text:p>
                  </text:list-header>
                </text:list>
                <text:p><text:s text:c="4"/>&lt;/action&gt;</text:p>
                <text:list>
                  <text:list-item text:start-value="1">
                    <text:p>This loads that tools Environment variables</text:p>
                  </text:list-item>
                </text:list>
              </text:list-item>
              <text:list-item>
                <text:p>changeset_revision and toolshed attributes automatically added by toolshed</text:p>
              </text:list-item>
              <text:list-item>
                <text:p>Example:https://github.com/biopython/galaxy_packages/blob/master/package_biopython_1_66/tool_dependencies.xm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ring to package in dependen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l the tool where to find the dependency</text:p>
                <text:list>
                  <text:list-item>
                    <text:p>Tool's “tool_depedency.xml” file</text:p>
                    <text:list>
                      <text:list-item>
                        <text:p>Different file to the packages one</text:p>
                        <text:p>&lt;tool_dependency&gt;</text:p>
                        <text:p><text:s text:c="2"/>&lt;package name="tagdust" version="2.31"&gt;</text:p>
                        <text:p><text:s text:c="4"/>&lt;repository name="package_tagdust_2_31" owner="brenninc" prior_installation_required="True" /&gt;</text:p>
                        <text:p><text:s text:c="2"/>&lt;/package&gt;</text:p>
                        <text:p>&lt;/tool_dependency&gt;</text:p>
                      </text:list-item>
                    </text:list>
                  </text:list-item>
                  <text:list-item>
                    <text:p>changeset_revision: toolshed will autocratically add the latest version if omitted</text:p>
                  </text:list-item>
                  <text:list-item>
                    <text:p>toolshed: <text:s/>MUST match the toolshed URI so let the toolshed add it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6cm" svg:y="0.694cm" presentation:class="title" presentation:user-transformed="true">
          <draw:text-box>
            <text:list text:style-name="L1">
              <text:list-item>
                <text:list>
                  <text:list-header>
                    <text:p>5)Install executive together with tool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rely used but technically possible</text:p>
              </text:list-item>
              <text:list-item>
                <text:p>Advantage</text:p>
                <text:list>
                  <text:list-item>
                    <text:p>Controls exactly what is installed</text:p>
                  </text:list-item>
                  <text:list-item>
                    <text:p>Keeps dependency and tool together</text:p>
                  </text:list-item>
                  <text:list-item>
                    <text:p>Works on your set-up</text:p>
                  </text:list-item>
                </text:list>
              </text:list-item>
              <text:list-item>
                <text:p>Disadvantages</text:p>
                <text:list>
                  <text:list-item>
                    <text:p>NOT TESTABLE using Planemo</text:p>
                  </text:list-item>
                  <text:list-item>
                    <text:p>To change the tool you have to reinstalled the dependency</text:p>
                  </text:list-item>
                  <text:list-item>
                    <text:p>Unable to use dependency in other tools</text:p>
                  </text:list-item>
                </text:list>
              </text:list-item>
              <text:list-item>
                <text:p>https://github.com/Christian-B/galaxy_tutorial/blob/master/package_tagdust/tool_dependencies.xml </text:p>
                <text:list>
                  <text:list-item>
                    <text:p>Use the install tool_dependencies.xm rather than the reference tool_dependencies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n existing dependency package whenever possible</text:p>
              </text:list-item>
              <text:list-item>
                <text:p>Testing in docker helps identify and check exactly what is required</text:p>
              </text:list-item>
              <text:list-item>
                <text:p>Optionally test first with </text:p>
                <text:list>
                  <text:list-item>
                    <text:p>Hard code path in tool or Manually add to galaxy</text:p>
                  </text:list-item>
                </text:list>
              </text:list-item>
              <text:list-item>
                <text:p>Use the test tool shed or even better private one until you are sure it work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2:55:34.123886290</meta:creation-date>
    <dc:date>2016-05-31T08:13:21.760115839</dc:date>
    <meta:editing-duration>PT1H56M52S</meta:editing-duration>
    <meta:editing-cycles>13</meta:editing-cycles>
    <meta:generator>LibreOffice/4.2.8.2$Linux_X86_64 LibreOffice_project/420m0$Build-2</meta:generator>
    <meta:document-statistic meta:object-count="125"/>
  </office:meta>
</office:document-meta>
</file>